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23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24" style:family="paragraph" style:parent-style-name="Standard">
      <style:paragraph-properties fo:background-color="transparent">
        <style:tab-stops/>
        <style:background-image/>
      </style:paragraph-properties>
    </style:style>
    <style:style style:name="P25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style:font-name="Arial" fo:font-size="11pt" style:font-size-asian="11pt" style:font-size-complex="11pt"/>
    </style:style>
    <style:style style:name="P38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style:font-size-asian="11pt" style:font-size-complex="11pt"/>
    </style:style>
    <style:style style:name="P39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5" style:family="paragraph" style:parent-style-name="Normale">
      <style:text-properties style:font-name="Arial" fo:font-size="11pt" style:font-size-asian="11pt" style:font-size-complex="11pt"/>
    </style:style>
    <style:style style:name="P4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4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8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0000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fo:font-size="10pt" fo:letter-spacing="-0.005cm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font-name="Times New Roman" fo:font-size="10pt" fo:letter-spacing="-0.005cm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font-name="Times New Roman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Arial" fo:font-size="10pt" fo:letter-spacing="-0.005cm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0000" style:font-name="Arial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Arial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color="#000000" style:font-name="Arial" fo:font-style="italic" fo:font-weight="normal" fo:background-color="#ffff00" style:font-style-asian="italic" style:font-weight-asian="normal" style:font-style-complex="italic" style:font-weight-complex="normal"/>
    </style:style>
    <style:style style:name="T15" style:family="text">
      <style:text-properties fo:color="#000000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fo:color="#000000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color="#000000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21" style:family="text">
      <style:text-properties style:font-name="Arial" fo:font-size="11pt" style:text-underline-style="none" style:font-size-asian="11pt" style:font-size-complex="11pt"/>
    </style:style>
    <style:style style:name="T2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style:font-name="Arial" fo:font-size="11pt" fo:background-color="#ffff00" style:font-size-asian="11pt" style:font-size-complex="11pt"/>
    </style:style>
    <style:style style:name="T25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27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28" style:family="text">
      <style:text-properties style:font-name="Arial" fo:font-size="9pt" style:text-underline-style="none" fo:background-color="#ffff00" style:font-size-asian="9pt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Arial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Arial" fo:font-size="11pt" style:text-underline-style="none" style:font-size-asian="11pt" style:font-size-complex="11pt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background-color="#ffff00" style:font-size-asian="11pt" style:font-size-complex="11pt"/>
    </style:style>
    <style:style style:name="T4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4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42" style:family="text">
      <style:text-properties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3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44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5" style:family="text">
      <style:text-properties style:font-name="Arial" style:text-underline-style="none"/>
    </style:style>
    <style:style style:name="T46" style:family="text">
      <style:text-properties style:font-name="Arial" style:text-underline-style="none" fo:font-weight="bold" style:font-weight-asian="bold" style:font-weight-complex="bold"/>
    </style:style>
    <style:style style:name="T47" style:family="text">
      <style:text-properties style:font-name="Arial" fo:font-weight="bold" style:font-weight-asian="bold" style:font-weight-complex="bold"/>
    </style:style>
    <style:style style:name="T48" style:family="text">
      <style:text-properties style:font-name="Arial" fo:background-color="#ffff00"/>
    </style:style>
    <style:style style:name="T49" style:family="text">
      <style:text-properties style:font-name="Arial" fo:font-weight="normal" fo:background-color="transparent" style:font-weight-asian="normal" style:font-weight-complex="normal"/>
    </style:style>
    <style:style style:name="T50" style:family="text">
      <style:text-properties style:font-name="Arial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style:text-underline-style="none" style:font-size-asian="11pt" style:font-size-complex="11pt"/>
    </style:style>
    <style:style style:name="T53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4" style:family="text">
      <style:text-properties fo:font-size="11pt" fo:font-weight="bold" style:font-size-asian="11pt" style:font-weight-asian="bold" style:font-size-complex="11pt" style:font-weight-complex="bold"/>
    </style:style>
    <style:style style:name="T55" style:family="text">
      <style:text-properties fo:font-size="11pt" fo:background-color="#ffff00" style:font-size-asian="11pt" style:font-size-complex="11pt"/>
    </style:style>
    <style:style style:name="T56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57" style:family="text">
      <style:text-properties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3">RACCOMANDATA A.R al richiedente</text:p>
            <text:p text:style-name="P14">inviata a mezzo pec al tecnico</text:p>
            <text:p text:style-name="P15">oppure</text:p>
            <text:p text:style-name="P10"><text:span text:style-name="Car._20_predefinito_20_paragrafo"><text:span text:style-name="T28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</table:table>
      <text:p text:style-name="P40"><text:span text:style-name="Car._20_predefinito_20_paragrafo"><text:span text:style-name="T21">CLASSIFICAZIONE ${documentRoot.protocollo.CLASS_COD_DEFINITIVO} - ${documentRoot.protocollo.FASCICOLO_ANNO_DEFINITIVO}/${documentRoot.protocollo.FASCICOLO_NUMERO_DEFINITIVO} </text:span></text:span></text:p>
      <text:p text:style-name="P41"><text:span text:style-name="Car._20_predefinito_20_paragrafo"><text:span text:style-name="T20">Prot. Numero: </text:span></text:span><text:bookmark text:name="i0RCdc"/><text:span text:style-name="Car._20_predefinito_20_paragrafo"><text:span text:style-name="T20">${documentRoot.protocollo.NUMERO_PROTOCOLLO}</text:span></text:span><text:span text:style-name="Car._20_predefinito_20_paragrafo"><text:span text:style-name="T21"> <text:s text:c="2"/>del ${documentRoot.protocollo.DATA_PROTOCOLLO} <text:s/></text:span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2">Rif. </text:span></text:span><text:span text:style-name="Car._20_predefinito_20_paragrafo"><text:span text:style-name="T23">pratica <text:s/>[numero] - </text:span></text:span><text:span text:style-name="Car._20_predefinito_20_paragrafo"><text:span text:style-name="T24">sigla</text:span></text:span></text:p>
            <text:p text:style-name="Normale"><text:span text:style-name="Car._20_predefinito_20_paragrafo"><text:span text:style-name="T23"/></text:span></text:p>
            <text:p text:style-name="Normale"><text:span text:style-name="Car._20_predefinito_20_paragrafo"><text:span text:style-name="T25"/></text:span>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18">Al Sig. [richiedenti.nominativo;block=tbs:row;]</text:p>
            <text:p text:style-name="P18">[richiedenti.indirizzo]</text:p>
            <text:p text:style-name="P18">[richiedenti.cap] [richiedenti.comune] ([richiedenti.prov])</text:p>
            <text:p text:style-name="P18">in qualità di [richiedenti.titolo]</text:p>
            <text:p text:style-name="P18">della [richiedenti.ragsoc]</text:p>
            <text:p text:style-name="P18">[richiedenti.sede]</text:p>
            <text:p text:style-name="P18">[richiedenti.capd] [richiedenti.comuned] ([richiedenti.provd])</text:p>
            <text:p text:style-name="P32">[richiedenti.pec]</text:p>
            <text:p text:style-name="P18"/>
          </table:table-cell>
        </table:table-row>
        <table:table-row>
          <table:table-cell table:style-name="Tabella6.A1" office:value-type="string">
            <text:p text:style-name="P45">Allegati: //</text:p>
          </table:table-cell>
          <table:table-cell table:style-name="Tabella6.A1" office:value-type="string">
            <text:p text:style-name="P46">E.p.</text:p>
          </table:table-cell>
          <table:table-cell table:style-name="Tabella6.A1" office:value-type="string">
            <text:p text:style-name="P18">Al [progettisti.nominativo;block=tbs:row;]</text:p>
            <text:p text:style-name="P18"><text:span text:style-name="Car._20_predefinito_20_paragrafo"><text:span text:style-name="T19">[progettisti.pec]</text:span></text:span></text:p>
            <text:p text:style-name="P19"><text:span text:style-name="Car._20_predefinito_20_paragrafo"><text:span text:style-name="T23"/></text:span></text:p>
          </table:table-cell>
        </table:table-row>
        <table:table-row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18">[esecutori.nominativo;block=tbs:row;]</text:p>
            <text:p text:style-name="P18">[esecutori.indirizzo]</text:p>
            <text:p text:style-name="P18">[esecutori.cap] [esecutori.comune] ([esecutori.prov])</text:p>
            <text:p text:style-name="P18">in qualità di [esecutori.titolo]</text:p>
            <text:p text:style-name="P18">della [esecutori.ragsoc]</text:p>
            <text:p text:style-name="P18">[esecutori.sede]</text:p>
            <text:p text:style-name="P18">[esecutori.capd] [esecutori.comuned] ([esecutori.provd])</text:p>
            <text:p text:style-name="P18">[esecutori.pec] </text:p>
          </table:table-cell>
        </table:table-row>
      </table:table>
      <text:p text:style-name="P4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3">Oggetto:</text:p>
          </table:table-cell>
          <table:table-cell table:style-name="Tabella2.A1" office:value-type="string">
            <text:p text:style-name="P22"><text:span text:style-name="Car._20_predefinito_20_paragrafo"><text:span text:style-name="T27">${documentRoot.protocollo.OGGETTO_PROTOCOLLO_DEFINITIVO} </text:span></text:span></text:p>
          </table:table-cell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3">Oggetto:</text:p>
          </table:table-cell>
          <table:table-cell table:style-name="Tabella3.A1" office:value-type="string">
            <text:p text:style-name="P29">[tipo_pratica] del [data_presentazione] prot. n. [protocollo] del [data_protocollo] relativa [oggetto] presso [ubicazione]. – </text:p>
            <text:p text:style-name="P29">D. Lgs. n. 81/08, art. 90 comma 10 - violazione degli adempimenti contributivi.</text:p>
            <text:p text:style-name="P25"><text:span text:style-name="Car._20_predefinito_20_paragrafo"><text:span text:style-name="T23">Sospensione dei lavori.</text:span></text:span></text:p>
          </table:table-cell>
        </table:table-row>
      </table:table>
      <text:p text:style-name="P16"><text:soft-page-break/></text:p>
      <text:p text:style-name="P4"><text:span text:style-name="T44"><text:tab/></text:span><text:span text:style-name="Car._20_predefinito_20_paragrafo"><text:span text:style-name="T42"> A seguito di verifica si informa che dal DURC, acquisito d'ufficio, risulta l'irregolarità degli adempimenti contributivi da parte della ditta operante presso il cantiere in oggetto citato.</text:span></text:span></text:p>
      <text:p text:style-name="P29"><text:tab/>Tale violazione comporta l'applicazione delle disposizioni previste all'art. 90 comma 10 del D. Lgs. n. 81/08 in base alle quali il titolo edilizio abilitativo non ha efficacia.</text:p>
      <text:p text:style-name="P29"><text:tab/><text:span text:style-name="T29">Pertanto, con la presente si ingiunge la sospensione dei lavori e si rileva che le opere già realizzate sono da considerarsi eseguite in assenza di titolo edilizio.</text:span></text:p>
      <text:p text:style-name="P29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37"/>
      <text:p text:style-name="P4"><text:span text:style-name="Car._20_predefinito_20_paragrafo"><text:span text:style-name="T11"><text:tab/>Distinti saluti.</text:span>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0"/>
          </table:table-cell>
          <table:table-cell table:style-name="Tabella5.A1" office:value-type="string">
            <text:p text:style-name="P34">Il Dirigente</text:p>
          </table:table-cell>
        </table:table-row>
        <table:table-row table:style-name="Tabella5.1">
          <table:table-cell table:style-name="Tabella5.A1" office:value-type="string">
            <text:p text:style-name="P31"/>
          </table:table-cell>
          <table:table-cell table:style-name="Tabella5.A1" office:value-type="string">
            <text:p text:style-name="P30">${documentRoot.protocollo.DIRIGENTE_DEFINITIVO} </text:p>
            <text:p text:style-name="P48">(Sottoscritto digitalmente ai sensi</text:p>
            <text:p text:style-name="P48">dell'art. 21 D.Lgs n. 82/2005 e s.m.i.)</text:p>
            <text:p text:style-name="P30"/>
          </table:table-cell>
        </table:table-row>
      </table:table>
      <text:p text:style-name="P36">Istruttore della pratica: [istruttore_tecnico]0198310</text:p>
      <text:p text:style-name="P36">Responsabile del Servizio Edilizia Privata Arch. Luca Spada</text:p>
      <text:p text:style-name="P27">Responsabile dell'U.O. Edilizia certificata Arch. Caterina Curti</text:p>
      <text:p text:style-name="P3"><text:span text:style-name="Car._20_predefinito_20_paragrafo"><text:span text:style-name="T4"/></text:span></text:p>
      <text:p text:style-name="P42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0:43:59.64</dc:date>
    <meta:print-date>2013-02-20T09:35:00</meta:print-date>
    <meta:editing-cycles>54</meta:editing-cycles>
    <meta:editing-duration>PT4H32M27S</meta:editing-duration>
    <meta:generator>OpenOffice/4.1.0$Win32 OpenOffice.org_project/410m18$Build-9764</meta:generator>
    <meta:document-statistic meta:table-count="6" meta:image-count="1" meta:object-count="0" meta:page-count="2" meta:paragraph-count="60" meta:word-count="324" meta:character-count="2929"/>
  </office:meta>
</office:document-meta>
</file>